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f0196" officeooo:paragraph-rsid="001f0196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paragraph-rsid="001aab45"/>
    </style:style>
    <style:style style:name="P6" style:family="paragraph" style:parent-style-name="Text_20_body">
      <style:text-properties officeooo:rsid="001dae52" officeooo:paragraph-rsid="001dae52"/>
    </style:style>
    <style:style style:name="P7" style:family="paragraph" style:parent-style-name="Text_20_body">
      <style:text-properties officeooo:rsid="0021dea8" officeooo:paragraph-rsid="0021dea8"/>
    </style:style>
    <style:style style:name="P8" style:family="paragraph" style:parent-style-name="Text_20_body">
      <style:text-properties officeooo:rsid="0023ee88" officeooo:paragraph-rsid="0023ee88"/>
    </style:style>
    <style:style style:name="P9" style:family="paragraph" style:parent-style-name="Text_20_body">
      <style:text-properties officeooo:paragraph-rsid="0025d499"/>
    </style:style>
    <style:style style:name="T1" style:family="text">
      <style:text-properties officeooo:rsid="0020efe4"/>
    </style:style>
    <style:style style:name="T2" style:family="text">
      <style:text-properties officeooo:rsid="0021dea8"/>
    </style:style>
    <style:style style:name="T3" style:family="text">
      <style:text-properties officeooo:rsid="0025d49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5d499" style:font-style-asian="italic" style:font-style-complex="italic"/>
    </style:style>
    <style:style style:name="T6" style:family="text">
      <style:text-properties fo:font-style="normal" officeooo:rsid="0025d49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2"/>
      <text:p text:style-name="P2"/>
      <text:p text:style-name="P2"/>
      <text:p text:style-name="P2"/>
      <text:p text:style-name="P2"/>
      <text:h text:style-name="P4" text:outline-level="3">Notes:</text:h>
      <text:p text:style-name="P2"/>
      <text:p text:style-name="P6">Eric Hobsbaum, Age of Revolutions (1789 - 1843)</text:p>
      <text:p text:style-name="P6">Larousse’s Great Events of World History</text:p>
      <text:p text:style-name="P6">Benito Juarez 1821, Battle of Puebla (Cinco De Mayo)</text:p>
      <text:p text:style-name="P6">Toussaint L’Ouvertur<text:span text:style-name="T2">e</text:span></text:p>
      <text:p text:style-name="P6"/>
      <text:p text:style-name="P6">Bordeaux, Nantes, Marseille</text:p>
      <text:p text:style-name="P6"/>
      <text:p text:style-name="P7">Tikal and the Teotihuacans</text:p>
      <text:p text:style-name="P7"/>
      <text:p text:style-name="P8">Hatian Revolution</text:p>
      <text:p text:style-name="P8"/>
      <text:p text:style-name="P8">Magical realism </text:p>
      <text:p text:style-name="P8"/>
      <text:p text:style-name="P9"><text:span text:style-name="T3">just read <text:s/></text:span><text:span text:style-name="T4">The kingdom of this world</text:span><text:span text:style-name="T5"> </text:span><text:span text:style-name="T6">and put notes here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f0196" officeooo:paragraph-rsid="001f0196"/>
    </style:style>
    <style:style style:name="MT1" style:family="text">
      <style:text-properties officeooo:rsid="0020ef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13T15:00:38.764820666" text:fixed="true">10/13/21</text:date></text:p>
        <text:p text:style-name="MP2">AFR<text:span text:style-name="MT1">CNA</text:span> 102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15:00:39.413907981</meta:creation-date>
    <dc:title>Class Notes</dc:title>
    <meta:editing-duration>PT5M33S</meta:editing-duration>
    <meta:editing-cycles>7</meta:editing-cycles>
    <meta:generator>LibreOffice/7.2.1.2$Linux_X86_64 LibreOffice_project/20$Build-2</meta:generator>
    <dc:date>2021-10-13T15:46:46.710334289</dc:date>
    <meta:document-statistic meta:table-count="0" meta:image-count="0" meta:object-count="0" meta:page-count="1" meta:paragraph-count="14" meta:word-count="54" meta:character-count="345" meta:non-whitespace-character-count="302"/>
    <meta:template xlink:type="simple" xlink:actuate="onRequest" xlink:title="Class Notes" xlink:href="../../../../../../Templates/Class%20Notes.ott" meta:date="2021-10-13T15:00:38.764693728"/>
  </office:meta>
</office:document-meta>
</file>